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svg:font-family="Ubuntu" style:font-adornments="Regular"/>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Liberation Serif"/>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erif"/>
    </style:style>
    <style:style style:name="P7" style:family="paragraph" style:parent-style-name="Standard">
      <style:paragraph-properties fo:text-align="justify" style:justify-single-word="false"/>
      <style:text-properties style:font-name="Liberation Serif"/>
    </style:style>
    <style:style style:name="P8" style:family="paragraph" style:parent-style-name="Standard" style:list-style-name="L1">
      <style:paragraph-properties fo:text-align="justify" style:justify-single-word="false"/>
      <style:text-properties style:font-name="Liberation Serif"/>
    </style:style>
    <style:style style:name="P9" style:family="paragraph" style:parent-style-name="Standard" style:list-style-name="L2">
      <style:paragraph-properties fo:text-align="justify" style:justify-single-word="false"/>
      <style:text-properties style:font-name="Liberation Serif"/>
    </style:style>
    <style:style style:name="P10" style:family="paragraph" style:parent-style-name="Standard" style:list-style-name="L3">
      <style:paragraph-properties fo:text-align="justify" style:justify-single-word="false"/>
      <style:text-properties style:font-name="Liberation Serif"/>
    </style:style>
    <style:style style:name="P11" style:family="paragraph" style:parent-style-name="Standard" style:list-style-name="L4">
      <style:paragraph-properties fo:text-align="justify" style:justify-single-word="false"/>
      <style:text-properties style:font-name="Liberation Serif"/>
    </style:style>
    <style:style style:name="P12" style:family="paragraph" style:parent-style-name="Standard" style:list-style-name="L5">
      <style:paragraph-properties fo:text-align="justify" style:justify-single-word="false"/>
      <style:text-properties style:font-name="Liberation Serif"/>
    </style:style>
    <style:style style:name="P13" style:family="paragraph" style:parent-style-name="Standard" style:list-style-name="L6">
      <style:paragraph-properties fo:text-align="justify" style:justify-single-word="false"/>
      <style:text-properties style:font-name="Liberation Serif"/>
    </style:style>
    <style:style style:name="P14" style:family="paragraph" style:parent-style-name="Standard" style:list-style-name="L8">
      <style:paragraph-properties fo:text-align="justify" style:justify-single-word="false"/>
      <style:text-properties style:font-name="Liberation Serif"/>
    </style:style>
    <style:style style:name="P15" style:family="paragraph" style:parent-style-name="Standard">
      <style:text-properties style:font-name="Liberation Serif" fo:font-style="italic" style:font-style-asian="italic" style:font-style-complex="italic"/>
    </style:style>
    <style:style style:name="P16" style:family="paragraph" style:parent-style-name="Standard">
      <style:text-properties style:font-name="Liberation Serif" fo:font-weight="bold" style:font-weight-asian="bold" style:font-weight-complex="bold"/>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9">
      <style:paragraph-properties fo:text-align="justify" style:justify-single-word="false"/>
    </style:style>
    <style:style style:name="P19" style:family="paragraph" style:parent-style-name="Standard" style:list-style-name="L7"/>
    <style:style style:name="P20" style:family="paragraph" style:parent-style-name="Standard">
      <style:paragraph-properties fo:margin-left="1.251cm" fo:margin-right="0cm" fo:text-align="justify" style:justify-single-word="false" fo:text-indent="0cm" style:auto-text-indent="false"/>
      <style:text-properties style:font-name="Liberation Serif"/>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Ubuntu"/>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bajo Práctico Nº 2 - Ejercicio 1: </text:p>
      <text:p text:style-name="P2"/>
      <text:p text:style-name="P2"/>
      <text:p text:style-name="P16">Clase <text:span text:style-name="T3">Command</text:span>:</text:p>
      <text:p text:style-name="P2"></text:p>
      <text:p text:style-name="P15"><text:tab/>(javax.microedition.lcdui.Command)</text:p>
      <text:p text:style-name="P2"></text:p>
      <text:p text:style-name="P4">La clase <text:span text:style-name="T5">Command</text:span> se usa para definir comandos que pueden ser añadidos a cualquier objeto <text:span text:style-name="T3">Displayable</text:span>. La clase Command encapsula la información semántica de una acción, pero no el comportamiento que el comando dispara. Es decir, que Command contiene sólo información sobre el comando pero no la acción en sí que se ejecuta al activarlo. La acción se define en un <text:span text:style-name="T3">CommandListener</text:span> asociado al objeto <text:span text:style-name="T3">Displayable</text:span>.</text:p>
      <text:p text:style-name="P2"></text:p>
      <text:p text:style-name="P2"/>
      <text:p text:style-name="P16">Constructores:</text:p>
      <text:p text:style-name="P2"></text:p>
      <text:list xml:id="list1596379619" text:style-name="L7">
        <text:list-item>
          <text:p text:style-name="P19"><text:span text:style-name="T1">Command(String </text:span><text:span text:style-name="T2">label</text:span><text:span text:style-name="T1">, int </text:span><text:span text:style-name="T2">commandType</text:span><text:span text:style-name="T1">, int </text:span><text:span text:style-name="T2">priority</text:span><text:span text:style-name="T1">)</text:span></text:p>
        </text:list-item>
      </text:list>
      <text:p text:style-name="P2"></text:p>
      <text:p text:style-name="P20">Crea un nuevo objeto Command con la etiqueda corta, tipo y prioridad dados. Usando este constructor el comando no posee etiqueta larga.</text:p>
      <text:p text:style-name="P4"></text:p>
      <text:p text:style-name="P4"><text:tab/>Argumentos:</text:p>
      <text:p text:style-name="P4"></text:p>
      <text:p text:style-name="P20">String <text:span text:style-name="T3">label</text:span>: cadena con el texto corto usado para la representación visual del comando en la pantalla del dispositivo. Este texto puede aparecer sobre un botón en el dispositivo o como un elemento en un menú.</text:p>
      <text:p text:style-name="P20"></text:p>
      <text:p text:style-name="P20">int <text:span text:style-name="T3">commandType</text:span>: el tipo de comando. Puede ser uno de los siguientes:</text:p>
      <text:p text:style-name="P20"></text:p>
      <text:list xml:id="list1633942215" text:style-name="L8">
        <text:list-item>
          <text:p text:style-name="P14"><text:span text:style-name="T3">BACK</text:span>: Petición para volver a la pantalla anterior</text:p>
        </text:list-item>
        <text:list-item>
          <text:p text:style-name="P14"><text:span text:style-name="T3">CANCEL</text:span>: Petición para cancelar la acción en curso</text:p>
        </text:list-item>
        <text:list-item>
          <text:p text:style-name="P14"><text:span text:style-name="T3">EXIT</text:span>: Petición para salir de la aplicación</text:p>
        </text:list-item>
        <text:list-item>
          <text:p text:style-name="P14"><text:span text:style-name="T3">HELP</text:span>: Petición para mostrar información de ayuda</text:p>
        </text:list-item>
        <text:list-item>
          <text:p text:style-name="P14"><text:span text:style-name="T3">ITEM</text:span>: Petición para introducir el comando en un ítem en la pantalla</text:p>
        </text:list-item>
        <text:list-item>
          <text:p text:style-name="P14"><text:span text:style-name="T3">OK</text:span>: Aceptación de una acción por parte del usuario</text:p>
        </text:list-item>
        <text:list-item>
          <text:p text:style-name="P14"><text:span text:style-name="T3">SCREEN</text:span>: Para comandos de propósito más general</text:p>
        </text:list-item>
        <text:list-item>
          <text:p text:style-name="P14"><text:span text:style-name="T3">STOP</text:span>: Petición para parar una operación</text:p>
        </text:list-item>
      </text:list>
      <text:p text:style-name="P20"></text:p>
      <text:p text:style-name="P20">int <text:span text:style-name="T3">priority</text:span>: Prioridad del comando. La aplicación usa el valor de prioridad para describir la importancia del comando en relación con los otros comandos en la misma pantalla. A mayor valor, menor prioridad.</text:p>
      <text:p text:style-name="P20"></text:p>
      <text:p text:style-name="P4"></text:p>
      <text:list xml:id="list648309487" text:style-name="L9">
        <text:list-item>
          <text:p text:style-name="P18"><text:span text:style-name="T1">Command(String </text:span><text:span text:style-name="T2">shortLabel</text:span><text:span text:style-name="T1">, String </text:span><text:span text:style-name="T2">longLabel</text:span><text:span text:style-name="T1">, int </text:span><text:span text:style-name="T2">commandType</text:span><text:span text:style-name="T1">, int </text:span><text:span text:style-name="T2">priority</text:span><text:span text:style-name="T1">)</text:span></text:p>
        </text:list-item>
      </text:list>
      <text:p text:style-name="P4"></text:p>
      <text:p text:style-name="P20">Crea un nuevo objeto Command con las etiquetas, tipo y prioridad dados. De esta forma se le asigna además una etiqueta larga al comando.</text:p>
      <text:p text:style-name="P20"><text:soft-page-break/></text:p>
      <text:p text:style-name="P20">Argumentos:</text:p>
      <text:p text:style-name="P20"></text:p>
      <text:p text:style-name="P20">String <text:span text:style-name="T3">shortLabel</text:span>: Lo mismo que <text:span text:style-name="T3">label</text:span> en el constructor anterior.</text:p>
      <text:p text:style-name="P20"></text:p>
      <text:p text:style-name="P20">String <text:span text:style-name="T3">longLabel</text:span>: Etiqueta larga para el comando. La implementación elige una de las etiquetas para representar el comando en la interfaz de usuario según el contexto y la cantidad de espacio disponible. Por ejemplo, la implementación puede usar la etiqueta corta si el comando aparece sobre un botón, y puede usar la etiqueta larga si aparece en un menú, pero sólo si hay lugar en el menú para el texto largo. La implementación puede usar la etiqueta corta en algunos comandos y la larga en otros, pero la aplicación misma no puede determinar en ningún momento qué etiqueta usar.</text:p>
      <text:p text:style-name="P20"></text:p>
      <text:p text:style-name="P20">int <text:span text:style-name="T3">commandType</text:span>: Lo mismo que en el constructor anterior.</text:p>
      <text:p text:style-name="P20"></text:p>
      <text:p text:style-name="P20">int <text:span text:style-name="T3">priority</text:span>: Lo mismo que en el constructor anterior.</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svg:font-family="Ubuntu" style:font-adornments="Regular"/>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gramación para Dispositivo Móviles 2011</text:p>
        <text:p text:style-name="MP1">Alumno: Juan Bertinetti</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Bertinetti</meta:initial-creator>
    <meta:creation-date>2011-09-01T10:36:10</meta:creation-date>
    <dc:date>2011-09-07T13:11:03</dc:date>
    <dc:creator>Juan Bertinetti</dc:creator>
    <meta:editing-duration>PT15M54S</meta:editing-duration>
    <meta:editing-cycles>5</meta:editing-cycles>
    <meta:generator>LibreOffice/3.3$Linux LibreOffice_project/330m19$Build-301</meta:generator>
    <meta:document-statistic meta:table-count="0" meta:image-count="0" meta:object-count="0" meta:page-count="2" meta:paragraph-count="47" meta:word-count="431" meta:character-count="2681"/>
  </office:meta>
</office:document-meta>
</file>